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81000032F5A6D14405.wmf"/>
  <manifest:file-entry manifest:media-type="" manifest:full-path="Pictures/200000070000328B00000A07BCCC8F2F.wmf"/>
  <manifest:file-entry manifest:media-type="" manifest:full-path="Pictures/20000007000037670000200B4A7922C6.wmf"/>
  <manifest:file-entry manifest:media-type="" manifest:full-path="Pictures/2000000700000D2100000E5F19423F6A.wmf"/>
  <manifest:file-entry manifest:media-type="" manifest:full-path="Pictures/2000000700002712000004A8228EB3BB.wmf"/>
  <manifest:file-entry manifest:media-type="" manifest:full-path="Pictures/2000000700003732000036C8EFA64BCC.wmf"/>
  <manifest:file-entry manifest:media-type="" manifest:full-path="Pictures/200000070000506A00002CC106596A02.svm"/>
  <manifest:file-entry manifest:media-type="" manifest:full-path="Pictures/20000007000027120000133A1ACC690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 style:list-style-name="WW8Num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WW8Num2">
      <style:text-properties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 style:master-page-name="Standard">
      <style:paragraph-properties style:page-number="auto"/>
      <style:text-properties fo:language="de" fo:country="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7.671cm" draw:visible-area-height="9.39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rtin Zelek</text:p>
      <text:p text:style-name="P1">Robert Knop</text:p>
      <text:p text:style-name="Standard">gr 2 </text:p>
      <text:p text:style-name="Standard"/>
      <text:p text:style-name="Standard"/>
      <text:p text:style-name="Standard">Zadanie 1.14</text:p>
      <text:p text:style-name="Standard">równanie: <text:tab/><text:tab/><text:tab/></text:p>
      <text:p text:style-name="Standard"><draw:frame draw:style-name="fr1" draw:name="grafika1" text:anchor-type="char" svg:y="0cm" svg:width="9.999cm" svg:height="1.191cm" draw:z-index="6"><draw:image xlink:href="Pictures/2000000700002712000004A8228EB3BB.wmf" xlink:type="simple" xlink:show="embed" xlink:actuate="onLoad"/></draw:frame><text:tab/><text:tab/><text:tab/></text:p>
      <text:p text:style-name="Standard">zadanie:<text:tab/>-Narysować wykres funkcji i wskazać miejsca zerowe</text:p>
      <text:p text:style-name="Standard"><text:tab/><text:tab/>-Napisać program realizujący metodę siecznych dla powyższego zadania.</text:p>
      <text:p text:style-name="Standard"><text:tab/><text:tab/>Uruchamiać program dla różnych punktów starowych metody</text:p>
      <text:p text:style-name="Standard"><text:tab/><text:tab/>-Napisać program realizujący metodę bisekcji dla powyższego zadania.</text:p>
      <text:p text:style-name="Standard"><text:tab/><text:tab/>Uruchamiać program dla różnych przedziałów</text:p>
      <text:p text:style-name="Standard"><text:tab/><text:tab/>-Dla zadanej przez użytkownika dokładności porównywać wyniki metod. <text:tab/><text:tab/><text:tab/>Użytkownik wprowadza punkty startowe metody i przedział.</text:p>
      <text:p text:style-name="Standard"/>
      <text:p text:style-name="Standard"/>
      <text:p text:style-name="Standard"/>
      <text:p text:style-name="Standard"><text:tab/><text:span text:style-name="T1">Metoda bisekcji – </text:span>jest to jedna z metod rozwiązywania równań nieliniowych oparta na twierdzeniu Bolzano – Cauchy'ego („Jeżeli funkcja ciągła f(x) ma na końcach przedziału domkniętego wartości różnych znaków, to wewnątrz tego przedziału, istnieje co najmniej jeden pierwiastek równania f(x) = 0”). Warunkiem stosowania metody jest że funkcja musi być ciągla w przedziale domkniętym [a;b] oraz przyjmować różne znaki na końcach przedziału ( f(a)· f(b) &lt; 0)</text:p>
      <text:p text:style-name="Standard">Działanie algorytmu:</text:p>
      <text:list xml:id="list4890704508158795541" text:style-name="WW8Num1">
        <text:list-item>
          <text:p text:style-name="P2">Obliczamy wartość funkcji na na <text:s/>obu końcach przedziału</text:p>
        </text:list-item>
        <text:list-item>
          <text:p text:style-name="P2">Dzielimy przedział na połowy i obliczamy wartość f(x1)</text:p>
        </text:list-item>
        <text:list-item>
          <text:p text:style-name="P2">Jeżeli powyzsza wartość jest równa zero to kończymy, jak nie to mając już dwa przedziały wybieramy ten w którym skrajne liczby mają różne znaki, dzielimy owy przedział na połowe i wyliczamy wartość funkcji</text:p>
        </text:list-item>
        <text:list-item>
          <text:p text:style-name="P2">Algorytm jest kontynuowany aż do osiągnięcia żądanej dokładności przybliżenia pierwiastka</text:p>
        </text:list-item>
      </text:list>
      <text:p text:style-name="Standard"/>
      <text:p text:style-name="Standard"/>
      <text:p text:style-name="Standard"><text:span text:style-name="T1">Metoda siecznych – </text:span>jest to metoda numeryczna służąca do rowiązywania równań nieliniowych.</text:p>
      <text:p text:style-name="Standard">Polega na przyjęcia że funkcja aa dostatecznie małym odcinku &lt;a,b&gt; zmienia się w sposób liniowy. Wtedy na tym odcinku można krzywą y = f(x) zastąpić sieczną, a za przybliżoną wartośc pierwiastka przyją punkt przecięcia siecznej z osią OX.</text:p>
      <text:p text:style-name="Standard">Wzór na metode siecznych:</text:p>
      <text:p text:style-name="Standard"/>
      <text:p text:style-name="P3"><draw:frame draw:style-name="fr2" draw:name="grafika2" text:anchor-type="char" svg:x="2.29cm" svg:y="0cm" svg:width="10.68cm" svg:height="2.226cm" draw:z-index="7"><draw:image xlink:href="Pictures/200000070000328B00000A07BCCC8F2F.wmf" xlink:type="simple" xlink:show="embed" xlink:actuate="onLoad"/></draw:frame></text:p>
      <text:list xml:id="list2597502795003186277" text:style-name="WW8Num2">
        <text:list-item>
          <text:p text:style-name="P4">Przykładowe rozwiązanie</text:p>
        </text:list-item>
      </text:list>
      <text:p text:style-name="P3"/>
      <text:p text:style-name="P3"><text:tab/></text:p>
      <text:p text:style-name="Standard"/>
      <text:p text:style-name="Standard"/>
      <text:p text:style-name="Standard"><text:soft-page-break/></text:p>
      <text:p text:style-name="Standard">Wykres : </text:p>
      <text:p text:style-name="Standard"><draw:frame draw:style-name="fr2" draw:name="grafika3" text:anchor-type="char" svg:x="3.5cm" svg:y="0.132cm" svg:width="9.999cm" svg:height="4.919cm" draw:z-index="1"><draw:image xlink:href="Pictures/20000007000027120000133A1ACC6907.wmf" xlink:type="simple" xlink:show="embed" xlink:actuate="onLoad"/></draw:frame></text:p>
      <text:p text:style-name="Standard"><draw:frame draw:style-name="fr2" draw:name="grafika4" text:anchor-type="char" svg:x="4.902cm" svg:y="0.219cm" svg:width="3.358cm" svg:height="3.678cm" draw:z-index="2"><draw:image xlink:href="Pictures/2000000700000D2100000E5F19423F6A.wmf" xlink:type="simple" xlink:show="embed" xlink:actuate="onLoad"/></draw:frame>Miejsca zerowe:</text:p>
      <text:p text:style-name="Standard">Przykład rozwiązany metodą bisekcji:</text:p>
      <text:p text:style-name="Standard"><draw:frame draw:style-name="fr2" draw:name="grafika5" text:anchor-type="char" svg:x="1.055cm" svg:y="0.205cm" svg:width="8.8cm" svg:height="4.725cm" draw:z-index="3"><draw:image xlink:href="Pictures/20000007000037670000200B4A7922C6.wmf" xlink:type="simple" xlink:show="embed" xlink:actuate="onLoad"/></draw:frame><draw:frame draw:style-name="fr2" draw:name="grafika6" text:anchor-type="char" svg:x="0.691cm" svg:y="5.092cm" svg:width="7.05cm" svg:height="8.671cm" draw:z-index="4"><draw:image xlink:href="Pictures/2000000700003732000036C8EFA64BCC.wmf" xlink:type="simple" xlink:show="embed" xlink:actuate="onLoad"/></draw:frame></text:p>
      <text:p text:style-name="Standard"><draw:frame draw:style-name="fr2" draw:name="grafika7" text:anchor-type="char" svg:x="8.158cm" svg:y="0.164cm" svg:width="8.655cm" svg:height="8.274cm" draw:z-index="5"><draw:image xlink:href="Pictures/2000000700003781000032F5A6D14405.wmf" xlink:type="simple" xlink:show="embed" xlink:actuate="onLoad"/></draw:frame><text:soft-page-break/></text:p>
      <text:p text:style-name="Standard"/>
      <text:p text:style-name="Standard"/>
      <text:p text:style-name="Standard">Przykład rozwiązany metodą siecznych:</text:p>
      <text:p text:style-name="Standard"/>
      <text:p text:style-name="Standard"><draw:frame draw:style-name="fr3" draw:name="grafika8" text:anchor-type="paragraph" svg:width="17cm" svg:height="9.46cm" draw:z-index="8"><draw:image xlink:href="Pictures/200000070000506A00002CC106596A02.svm" xlink:type="simple" xlink:show="embed" xlink:actuate="onLoad"/></draw:frame></text:p>
      <text:p text:style-name="Standard"/>
      <text:p text:style-name="Standard"/>
      <text:p text:style-name="P5">#include &lt;stdio.h&gt;</text:p>
      <text:p text:style-name="P5">#include &lt;math.h&gt;</text:p>
      <text:p text:style-name="P5"/>
      <text:p text:style-name="P5">double funkcja(double arg)</text:p>
      <text:p text:style-name="P5">{</text:p>
      <text:p text:style-name="P5"><text:tab/>double x=arg;</text:p>
      <text:p text:style-name="P5"><text:tab/>if(x==0)</text:p>
      <text:p text:style-name="P5"><text:tab/>{</text:p>
      <text:p text:style-name="P5"><text:tab/><text:tab/>x=x+0.00000001;<text:tab/></text:p>
      <text:p text:style-name="Standard"><text:span text:style-name="T2"><text:tab/></text:span>}</text:p>
      <text:p text:style-name="Standard"><text:tab/>double w=0;</text:p>
      <text:p text:style-name="Standard"><text:tab/>w=693*(pow(x,6))-945*(pow(x,4))+315*(pow(x,2))-15;</text:p>
      <text:p text:style-name="Standard"><text:tab/><text:span text:style-name="T2">return w;</text:span></text:p>
      <text:p text:style-name="P5">}</text:p>
      <text:p text:style-name="P5"/>
      <text:p text:style-name="P5">int main()</text:p>
      <text:p text:style-name="P5">{</text:p>
      <text:p text:style-name="P5"><text:tab/>double pA; </text:p>
      <text:p text:style-name="P5"><text:tab/>double pB;</text:p>
      <text:p text:style-name="P5"><text:tab/>double epsilon;</text:p>
      <text:p text:style-name="P5"><text:tab/>double srodek;</text:p>
      <text:p text:style-name="P5"><text:tab/></text:p>
      <text:p text:style-name="Standard"><text:span text:style-name="T2"><text:tab/></text:span>printf("Metoda bisekcji\n");</text:p>
      <text:p text:style-name="Standard"><text:tab/>printf("Podaj dolna granice przedzialu\n");</text:p>
      <text:p text:style-name="Standard"><text:tab/><text:span text:style-name="T2">scanf("%lf", &amp;pA);</text:span></text:p>
      <text:p text:style-name="Standard"><text:span text:style-name="T2"><text:tab/></text:span>printf("Podaj gorna granice przedzialu\n");</text:p>
      <text:p text:style-name="Standard"><text:tab/><text:span text:style-name="T2">scanf("%lf", &amp;pB);</text:span></text:p>
      <text:p text:style-name="Standard"><text:soft-page-break/><text:span text:style-name="T2"><text:tab/></text:span>printf("Podaj dokladnosc\n");</text:p>
      <text:p text:style-name="Standard"><text:tab/><text:span text:style-name="T2">scanf("%lf", &amp;epsilon);</text:span></text:p>
      <text:p text:style-name="P5"><text:tab/>int LOB = 0;</text:p>
      <text:p text:style-name="P5"><text:tab/></text:p>
      <text:p text:style-name="P5"><text:tab/>while( (fabs(pB-pA))&gt;epsilon )</text:p>
      <text:p text:style-name="Standard"><text:span text:style-name="T2"><text:tab/></text:span>{</text:p>
      <text:p text:style-name="Standard"><text:tab/><text:tab/>LOB++;</text:p>
      <text:p text:style-name="Standard"><text:tab/><text:tab/>srodek=(pA+pB)/2;</text:p>
      <text:p text:style-name="Standard"><text:tab/><text:tab/>printf("%lf\n", srodek);</text:p>
      <text:p text:style-name="Standard"><text:tab/><text:tab/></text:p>
      <text:p text:style-name="Standard"><text:tab/><text:tab/>if( (funkcja(pA)*funkcja(srodek))&lt;0 )</text:p>
      <text:p text:style-name="Standard"><text:tab/><text:tab/>{</text:p>
      <text:p text:style-name="Standard"><text:tab/><text:tab/><text:tab/>pB=srodek;</text:p>
      <text:p text:style-name="Standard"><text:tab/><text:tab/>}</text:p>
      <text:p text:style-name="Standard"><text:tab/><text:tab/>else if( (funkcja(pB)*funkcja(srodek))&lt;0 )</text:p>
      <text:p text:style-name="Standard"><text:tab/><text:tab/>{</text:p>
      <text:p text:style-name="Standard"><text:tab/><text:tab/><text:tab/>pA=srodek;</text:p>
      <text:p text:style-name="Standard"><text:tab/><text:tab/>}</text:p>
      <text:p text:style-name="Standard"><text:tab/>}</text:p>
      <text:p text:style-name="Standard"><text:tab/>printf("%lf\n",(pA+pB)/2);</text:p>
      <text:p text:style-name="Standard"><text:tab/>printf("Ilosc iteracji przy metodzie bisekcji: %d\n", LOB);</text:p>
      <text:p text:style-name="Standard"><text:tab/></text:p>
      <text:p text:style-name="Standard"><text:tab/>printf("Metoda siecznych\n");</text:p>
      <text:p text:style-name="Standard"><text:tab/><text:span text:style-name="T2">double Z=0.238619186083;</text:span></text:p>
      <text:p text:style-name="P5"><text:tab/>double xm2;</text:p>
      <text:p text:style-name="P5"><text:tab/>double xm1;</text:p>
      <text:p text:style-name="P5"><text:tab/>double xn;</text:p>
      <text:p text:style-name="Standard"><text:span text:style-name="T2"><text:tab/></text:span>int LOS = 0;</text:p>
      <text:p text:style-name="Standard"><text:tab/></text:p>
      <text:p text:style-name="Standard"><text:tab/>printf("Podaj pierwsza wartosc poczatkowa\n");</text:p>
      <text:p text:style-name="Standard"><text:tab/><text:span text:style-name="T2">scanf("%lf", &amp;xm2);</text:span></text:p>
      <text:p text:style-name="Standard"><text:span text:style-name="T2"><text:tab/></text:span>printf("Podaj druga wartosc poczatkowa\n");</text:p>
      <text:p text:style-name="Standard"><text:tab/><text:span text:style-name="T2">scanf("%lf", &amp;xm1);</text:span></text:p>
      <text:p text:style-name="P5"><text:tab/></text:p>
      <text:p text:style-name="Standard"><text:span text:style-name="T2"><text:tab/></text:span>do</text:p>
      <text:p text:style-name="Standard"><text:tab/>{</text:p>
      <text:p text:style-name="Standard"><text:tab/><text:tab/>xn=( xm2*funkcja(xm1)-xm1*funkcja(xm2) )/ ( funkcja(xm1)-funkcja(xm2) );</text:p>
      <text:p text:style-name="Standard"><text:tab/><text:tab/>xm2=xm1;</text:p>
      <text:p text:style-name="Standard"><text:tab/><text:tab/>xm1=xn;</text:p>
      <text:p text:style-name="Standard"><text:tab/><text:tab/><text:span text:style-name="T2">printf("%lf\n",xn);</text:span></text:p>
      <text:p text:style-name="P5"><text:tab/><text:tab/>LOS++;</text:p>
      <text:p text:style-name="P5"><text:tab/>}</text:p>
      <text:p text:style-name="P5"><text:tab/>while(fabs(xn-Z)&gt;epsilon);</text:p>
      <text:p text:style-name="Standard"><text:span text:style-name="T2"><text:tab/></text:span>printf("Ilosc iteracji przy metodzie siecznych: %d\n", LOS);</text:p>
      <text:p text:style-name="Standard"><text:tab/></text:p>
      <text:p text:style-name="Standard"><text:tab/>return 0;</text:p>
      <text:p text:style-name="Standard">}</text:p>
      <text:p text:style-name="Standard"/>
      <text:p text:style-name="Standard"><text:soft-page-break/><draw:frame draw:style-name="fr4" draw:name="Obiekt1" text:anchor-type="as-char" svg:width="16.983cm" svg:height="9.028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l" fo:country="PL" style:letter-kerning="true" style:font-name-asian="SimSun1" style:font-size-asian="12pt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WW8Num1z0" style:family="text">
      <style:text-properties style:font-name="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elek</meta:initial-creator>
    <meta:creation-date>2016-01-14T14:16:15.47</meta:creation-date>
    <dc:creator>Martin Zelek</dc:creator>
    <dc:date>2016-01-14T14:17:10.61</dc:date>
    <meta:editing-cycles>6</meta:editing-cycles>
    <meta:editing-duration>PT7M56S</meta:editing-duration>
    <meta:document-statistic meta:table-count="0" meta:image-count="8" meta:object-count="1" meta:page-count="5" meta:paragraph-count="100" meta:word-count="394" meta:character-count="3078"/>
    <meta:generator>OpenOffice/4.1.0$Win32 OpenOffice.org_project/410m18$Build-9764</meta:generator>
  </office:meta>
</office:document-meta>
</file>